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column table:style-name="co5" table:default-cell-style-name="ce0"/>
        <table:table-row table:style-name="ro1">
          <table:table-cell office:value-type="string" calcext:value-type="string">
            <text:p>Arma Primária</text:p>
          </table:table-cell>
          <table:table-cell office:value-type="string" calcext:value-type="string">
            <text:p>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Dano de rifle de assalto (%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no à proteção (%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Dano ao alvo exposto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Capacitân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Arma</text:p>
          </table:table-cell>
          <table:table-cell office:value-type="string" calcext:value-type="string">
            <text:p>Exótic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ma Secundária</text:p>
          </table:table-cell>
          <table:table-cell office:value-type="string" calcext:value-type="string">
            <text:p>Rock n’ Ro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Dano de escopeta (%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no à proteção (%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Dano ao alvo exposto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Perfeitamente 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Arma</text:p>
          </table:table-cell>
          <table:table-cell office:value-type="string" calcext:value-type="string">
            <text:p>Nomead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pecialização</text:p>
          </table:table-cell>
          <table:table-cell office:value-type="string" calcext:value-type="string">
            <text:p>Sobrevivencialist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áscara</text:p>
          </table:table-cell>
          <table:table-cell office:value-type="string" calcext:value-type="string">
            <text:p>Máscara de RA “Rhodeswood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Tier de habi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Dano de habilidade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Aceleração de habilidade (%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Gear Se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chila</text:p>
          </table:table-cell>
          <table:table-cell office:value-type="string" calcext:value-type="string">
            <text:p>Mochila dínamo “Abberton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Tier de habi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Dano de habilidade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Aceleração de habilidade (%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Gear Se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lete</text:p>
          </table:table-cell>
          <table:table-cell office:value-type="string" calcext:value-type="string">
            <text:p>Réplica de Proteção Abdominal “Keel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Tier de habi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Dano de habilidade (%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eleração de habilidade (%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office:value-type="string" calcext:value-type="string">
            <text:p>Aceleração de habilidade (%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Impulso Cinét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uva</text:p>
          </table:table-cell>
          <table:table-cell office:value-type="string" calcext:value-type="string">
            <text:p>Luva Eletrônicas da UEP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Tier de habi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Aceleração de habilidade (%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bilidades de conserto (%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Overclock de Transferên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Exótic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ldre</text:p>
          </table:table-cell>
          <table:table-cell office:value-type="string" calcext:value-type="string">
            <text:p>Coldre tático “Ullswater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Tier de habi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Dano de habilidade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Gear Se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oelheira</text:p>
          </table:table-cell>
          <table:table-cell office:value-type="string" calcext:value-type="string">
            <text:p>Joelheira estabilizadoras “Strines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Tier de habi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Dano de habilidade (%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o de Item</text:p>
          </table:table-cell>
          <table:table-cell office:value-type="string" calcext:value-type="string">
            <text:p>Gear Se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bilidade 1</text:p>
          </table:table-cell>
          <table:table-cell office:value-type="string" calcext:value-type="string">
            <text:p>Colmeia (Reanimado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lidade 2</text:p>
          </table:table-cell>
          <table:table-cell office:value-type="string" calcext:value-type="string">
            <text:p>Pulso (Bloqueador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ma Reserva</text:p>
          </table:table-cell>
          <table:table-cell office:value-type="string" calcext:value-type="string">
            <text:p>TDI “Kard” personalizada Avanç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buto Central</text:p>
          </table:table-cell>
          <table:table-cell office:value-type="string" calcext:value-type="string">
            <text:p>Dano de pistola (%)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Tier de habilid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Ace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de Arma</text:p>
          </table:table-cell>
          <table:table-cell office:value-type="string" calcext:value-type="string">
            <text:p>Nomead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me da Build</text:p>
          </table:table-cell>
          <table:table-cell office:value-type="string" calcext:value-type="string">
            <text:p>Builld do Pulso Bloqueador do Navalh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1:28:21.3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nknown Creator</meta:initial-creator>
    <meta:creation-date>2024-04-22T23:37:14+00:00</meta:creation-date>
    <dc:date>2024-06-30T11:28:37.207000000</dc:date>
    <dc:title>Untitled Spreadsheet</dc:title>
    <dc:description/>
    <dc:subject/>
    <meta:keyword/>
    <meta:editing-duration>PT50M15S</meta:editing-duration>
    <meta:editing-cycles>12</meta:editing-cycles>
    <meta:generator>LibreOffice/24.2.2.2$Windows_X86_64 LibreOffice_project/d56cc158d8a96260b836f100ef4b4ef25d6f1a01</meta:generator>
    <meta:document-statistic meta:table-count="1" meta:cell-count="132" meta:object-count="0"/>
    <meta:user-defined meta:name="Company"/>
    <meta:user-defined meta:name="category"/>
  </office:meta>
</office:document-meta>
</file>